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Welcome: parte 13 cambiar " ukiwa na swali tafadhali uliza swali lako baada ya sauti hii.mp3" por el audio " unaswali lolote….mp3".</text:p>
      <text:p text:style-name="Standard"/>
      <text:p text:style-name="P1">9. Redirect: parte 1  <text:span text:style-name="T1">cambiar " ukiwa na swali tafadhali uliza swali lako baada ya sauti hii.mp3" por el audio " unaswali lolote….mp3"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Quiros Campos</meta:initial-creator>
    <meta:creation-date>2018-05-21T06:55:26.757710683</meta:creation-date>
    <dc:date>2018-05-21T09:44:59.791683656</dc:date>
    <dc:creator>Carlos Quiros Campos</dc:creator>
    <meta:editing-duration>PT2H39M23S</meta:editing-duration>
    <meta:editing-cycles>1</meta:editing-cycles>
    <meta:document-statistic meta:table-count="0" meta:image-count="0" meta:object-count="0" meta:page-count="1" meta:paragraph-count="2" meta:word-count="46" meta:character-count="269" meta:non-whitespace-character-count="224"/>
    <meta:generator>LibreOffice/5.3.2.2$Linux_X86_64 LibreOffice_project/6cd4f1ef626f15116896b1d8e1398b56da0d0ee1</meta:generator>
  </office:meta>
</office:document-meta>
</file>